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amaño de las imágenes, fondo de los planetas</text:p>
      <text:p text:style-name="Standard"/>
      <text:p text:style-name="Standard">Comportamiento de las naves</text:p>
      <text:p text:style-name="Standard"/>
      <text:p text:style-name="Standard">Diseño de niveles</text:p>
      <text:p text:style-name="Standard"/>
      <text:p text:style-name="Standard">Escribir la historia</text:p>
      <text:p text:style-name="Standard"/>
      <text:p text:style-name="Standard">Fondo de pantalla de selección de personajes</text:p>
      <text:p text:style-name="Standard"/>
      <text:p text:style-name="Standard">Música y sonido</text:p>
      <text:p text:style-name="Standard"/>
      <text:p text:style-name="Standard">Menú principal en ingles</text:p>
      <text:p text:style-name="Standard"/>
      <text:p text:style-name="Standard">Programar ataques especiales</text:p>
      <text:p text:style-name="Standard"/>
      <text:p text:style-name="Standard">Arreglar la furia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o Garcia Diaz</meta:initial-creator>
    <meta:creation-date>2011-03-07T17:09:11.21</meta:creation-date>
    <meta:document-statistic meta:table-count="0" meta:image-count="0" meta:object-count="0" meta:page-count="1" meta:paragraph-count="9" meta:word-count="38" meta:character-count="237"/>
    <dc:date>2011-03-07T17:19:06.53</dc:date>
    <dc:creator>Paco Garcia Diaz</dc:creator>
    <meta:editing-duration>PT9M58S</meta:editing-duration>
    <meta:editing-cycles>1</meta:editing-cycles>
    <meta:generator>OpenOffice.org/3.3$Win32 OpenOffice.org_project/330m20$Build-9567</meta:generator>
  </office:meta>
</office:document-meta>
</file>